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dRingtoSi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nly use the sidebands for ring modu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7:Sheet1.AMJ7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1:23:42.026448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2-08T12:28:38.317323897</dc:date>
    <meta:editing-duration>P9DT15H49M26S</meta:editing-duration>
    <meta:editing-cycles>764</meta:editing-cycles>
    <meta:generator>LibreOffice/6.1.5.2$Linux_X86_64 LibreOffice_project/10$Build-2</meta:generator>
    <meta:document-statistic meta:table-count="1" meta:cell-count="6353" meta:object-count="0"/>
  </office:meta>
</office:document-meta>
</file>